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15b90e" officeooo:paragraph-rsid="0015b90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5b90e" officeooo:paragraph-rsid="0015b90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15b90e" officeooo:paragraph-rsid="0015b90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176df8" officeooo:paragraph-rsid="00176d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aade8" officeooo:paragraph-rsid="001aade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ade8" officeooo:paragraph-rsid="001aade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UT4</text:p>
      <text:p text:style-name="P1"/>
      <text:p text:style-name="P2">UT4.5</text:p>
      <text:p text:style-name="P3">transformar una fecha en formato string empleamos </text:p>
      <text:p text:style-name="P3">localdate actual = <text:s/>localDate.parse"12/08/2024", datetimeformatter.ofpattern ("dd/MM/yyyy"));</text:p>
      <text:p text:style-name="P3"/>
      <text:p text:style-name="P3">paraimprimr usamos </text:p>
      <text:p text:style-name="P3">actual.format(datetimeformatter.ofpattern(“dd-MM-yyyy”)</text:p>
      <text:p text:style-name="P3"/>
      <text:p text:style-name="P4">localdate actual = Localdate.now();</text:p>
      <text:p text:style-name="P4">long dias = ChornoUnit.DAYS.between(actual, Localdate.of(2025, 1, 1));</text:p>
      <text:p text:style-name="P4"/>
      <text:p text:style-name="P5">intvalue convierte a entero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5:21:15.991479886</meta:creation-date>
    <dc:date>2024-11-27T16:32:26.615766311</dc:date>
    <meta:editing-duration>PT1H11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4" meta:character-count="365" meta:non-whitespace-character-count="337"/>
  </office:meta>
</office:document-meta>
</file>